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947" officeooo:paragraph-rsid="0003c947"/>
    </style:style>
    <style:style style:name="P2" style:family="paragraph" style:parent-style-name="Standard">
      <style:text-properties officeooo:rsid="00088531" officeooo:paragraph-rsid="00088531"/>
    </style:style>
    <style:style style:name="P3" style:family="paragraph" style:parent-style-name="Preformatted_20_Text">
      <style:text-properties officeooo:rsid="0003c947" officeooo:paragraph-rsid="0003c947"/>
    </style:style>
    <style:style style:name="P4" style:family="paragraph" style:parent-style-name="Preformatted_20_Text">
      <style:text-properties fo:color="#ff4000" loext:opacity="100%" fo:font-style="normal" fo:font-weight="bold" officeooo:rsid="0003c947" officeooo:paragraph-rsid="000a4451"/>
    </style:style>
    <style:style style:name="P5" style:family="paragraph" style:parent-style-name="Standard">
      <style:text-properties officeooo:rsid="0003c947" officeooo:paragraph-rsid="000a4451"/>
    </style:style>
    <style:style style:name="P6" style:family="paragraph" style:parent-style-name="Standard">
      <style:text-properties officeooo:rsid="0003c947" officeooo:paragraph-rsid="000af7ef"/>
    </style:style>
    <style:style style:name="P7" style:family="paragraph" style:parent-style-name="Standard">
      <style:text-properties officeooo:rsid="000a4451" officeooo:paragraph-rsid="000a4451"/>
    </style:style>
    <style:style style:name="T1" style:family="text">
      <style:text-properties officeooo:rsid="000a4451"/>
    </style:style>
    <style:style style:name="T2" style:family="text">
      <style:text-properties officeooo:rsid="000af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4-40, pi4-50</text:p>
      <text:p text:style-name="P1"/>
      <text:p text:style-name="P4">sudo iptables -t nat -A <text:s/>POSTROUTING -o eth0 -j MASQUERADE</text:p>
      <text:p text:style-name="P5"/>
      <text:p text:style-name="P5">cat /etc/iptables.ipv4.nat </text:p>
      <text:p text:style-name="P5"># Generated by iptables-save v1.8.7 on Mon Jan 23 07:36:07 2023</text:p>
      <text:p text:style-name="P5">*nat</text:p>
      <text:p text:style-name="P5">:PREROUTING ACCEPT [0:0]</text:p>
      <text:p text:style-name="P5">:INPUT ACCEPT [0:0]</text:p>
      <text:p text:style-name="P5">:OUTPUT ACCEPT [0:0]</text:p>
      <text:p text:style-name="P5">:POSTROUTING ACCEPT [0:0]</text:p>
      <text:p text:style-name="P5">-A POSTROUTING -o eth0 -j MASQUERADE</text:p>
      <text:p text:style-name="P5">COMMIT</text:p>
      <text:p text:style-name="P5"># Completed on Mon Jan 23 07:36:07 2023</text:p>
      <text:p text:style-name="P5"/>
      <text:p text:style-name="P1">sudo diff rc.local rc.local.orig </text:p>
      <text:p text:style-name="P1">19c19</text:p>
      <text:p text:style-name="P1">&lt; iptables-restore &lt; /etc/iptables.ipv4.nat</text:p>
      <text:p text:style-name="P1">---</text:p>
      <text:p text:style-name="P1">&gt; </text:p>
      <text:p text:style-name="P1"/>
      <text:p text:style-name="P7">pi4-40</text:p>
      <text:p text:style-name="P5">sudo diff dnsmasq.conf dnsmasq.conf.orig </text:p>
      <text:p text:style-name="P5">1,4c1,679</text:p>
      <text:p text:style-name="P5">&lt; interface=eth1</text:p>
      <text:p text:style-name="P5">&lt; dhcp-range=192.168.<text:span text:style-name="T1">8</text:span>.100,192.168.<text:span text:style-name="T1">8</text:span>.120,255.255.255.0,24h</text:p>
      <text:p text:style-name="P5">&lt; interface=wlan0</text:p>
      <text:p text:style-name="P5">&lt; dhcp-range=192.168.1<text:span text:style-name="T1">8</text:span>.100,192.168.1<text:span text:style-name="T1">8</text:span>.120,255.255.255.0,24h</text:p>
      <text:p text:style-name="P5">---</text:p>
      <text:p text:style-name="P5"/>
      <text:p text:style-name="P6">sudo diff sysctl.conf sysctl.conf.orig </text:p>
      <text:p text:style-name="P6">69,70d68</text:p>
      <text:p text:style-name="P6">&lt; net.ipv4.ip_forward=1</text:p>
      <text:p text:style-name="P6">&lt; </text:p>
      <text:p text:style-name="P6">sudo diff dhcpcd.conf dhcpcd.conf.orig </text:p>
      <text:p text:style-name="P6">60,66d59</text:p>
      <text:p text:style-name="P6">&lt; </text:p>
      <text:p text:style-name="P6">&lt; interface eth1</text:p>
      <text:p text:style-name="P6">&lt; <text:s text:c="4"/>static ip_address=192.168.<text:span text:style-name="T2">8</text:span>.1/24</text:p>
      <text:p text:style-name="P6">&lt; </text:p>
      <text:p text:style-name="P6">&lt; interface wlan0</text:p>
      <text:p text:style-name="P6">&lt; <text:s text:c="4"/>static ip_address=192.168.1<text:span text:style-name="T2">8</text:span>.1/24</text:p>
      <text:p text:style-name="P6">&lt; <text:s text:c="4"/>nohook wpa_supplicant</text:p>
      <text:p text:style-name="P6"/>
      <text:p text:style-name="P3"/>
      <text:p text:style-name="P7">pi4-50</text:p>
      <text:p text:style-name="P1">sudo diff dnsmasq.conf dnsmasq.conf.orig </text:p>
      <text:p text:style-name="P1">1,4c1,679</text:p>
      <text:p text:style-name="P1">&lt; interface=eth1</text:p>
      <text:p text:style-name="P1">&lt; dhcp-range=192.168.7.100,192.168.7.120,255.255.255.0,24h</text:p>
      <text:p text:style-name="P1">&lt; interface=wlan0</text:p>
      <text:p text:style-name="P1">&lt; dhcp-range=192.168.17.100,192.168.17.120,255.255.255.0,24h</text:p>
      <text:p text:style-name="P1">---</text:p>
      <text:p text:style-name="P1"><text:soft-page-break/></text:p>
      <text:p text:style-name="P1">sudo diff sysctl.conf sysctl.conf.orig </text:p>
      <text:p text:style-name="P1">69,70d68</text:p>
      <text:p text:style-name="P1">&lt; net.ipv4.ip_forward=1</text:p>
      <text:p text:style-name="P1">&lt; </text:p>
      <text:p text:style-name="P1">sudo diff dhcpcd.conf dhcpcd.conf.orig </text:p>
      <text:p text:style-name="P1">60,66d59</text:p>
      <text:p text:style-name="P1">&lt; </text:p>
      <text:p text:style-name="P1">&lt; interface eth1</text:p>
      <text:p text:style-name="P1">&lt; <text:s text:c="4"/>static ip_address=192.168.7.1/24</text:p>
      <text:p text:style-name="P1">&lt; </text:p>
      <text:p text:style-name="P1">&lt; interface wlan0</text:p>
      <text:p text:style-name="P1">&lt; <text:s text:c="4"/>static ip_address=192.168.17.1/24</text:p>
      <text:p text:style-name="P1">&lt; <text:s text:c="4"/>nohook wpa_supplicant</text:p>
      <text:p text:style-name="P1"/>
      <text:p text:style-name="P1"/>
      <text:p text:style-name="P2">Raspberry Pi O/S </text:p>
      <text:p text:style-name="P1"/>
      <text:p text:style-name="P1">devel@pi4-41:~ $ ifconfig</text:p>
      <text:p text:style-name="P1">eth0: flags=4163&lt;UP,BROADCAST,RUNNING,MULTICAST&gt; <text:s/>mtu 1500</text:p>
      <text:p text:style-name="P1"><text:s text:c="8"/>inet 192.168.8.119 <text:s/>netmask 255.255.255.0 <text:s/>broadcast 192.168.8.255</text:p>
      <text:p text:style-name="P1"><text:s text:c="8"/>inet6 fe80::e593:828c:923:33b0 <text:s/>prefixlen 64 <text:s/>scopeid 0x20&lt;link&gt;</text:p>
      <text:p text:style-name="P1"><text:s text:c="8"/>ether b8:27:eb:7f:bc:b2 <text:s/>txqueuelen 1000 <text:s/>(Ethernet)</text:p>
      <text:p text:style-name="P1"><text:s text:c="8"/>RX packets 174 <text:s/>bytes 21567 (21.0 KiB)</text:p>
      <text:p text:style-name="P1"><text:s text:c="8"/>RX errors 0 <text:s/>dropped 0 <text:s/>overruns 0 <text:s/>frame 0</text:p>
      <text:p text:style-name="P1"><text:s text:c="8"/>TX packets 319 <text:s/>bytes 34598 (33.7 KiB)</text:p>
      <text:p text:style-name="P1"><text:s text:c="8"/>TX errors 0 <text:s/>dropped 0 overruns 0 <text:s/>carrier 0 <text:s/>collisions 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7:55:16.414099265</meta:creation-date>
    <dc:date>2023-01-23T11:25:43.288374434</dc:date>
    <meta:editing-duration>PT22M49S</meta:editing-duration>
    <meta:editing-cycles>7</meta:editing-cycles>
    <meta:generator>LibreOffice/7.0.4.2$Linux_AARCH64 LibreOffice_project/00$Build-2</meta:generator>
    <meta:document-statistic meta:table-count="0" meta:image-count="0" meta:object-count="0" meta:page-count="2" meta:paragraph-count="69" meta:word-count="215" meta:character-count="1876" meta:non-whitespace-character-count="1618"/>
  </office:meta>
</office:document-meta>
</file>